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W332-C4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 table:number-rows-repeated="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F2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 table:number-rows-repeated="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F8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 table:number-rows-repeated="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M10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 table:number-rows-repeated="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M12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 table:number-rows-repeated="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M4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 table:number-rows-repeated="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M6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 table:number-rows-repeated="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M7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ost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 table:number-rows-repeated="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09:16:24.79601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39:10.931919420</meta:creation-date>
    <dc:date>2018-09-18T16:32:05.879563453</dc:date>
    <meta:editing-duration>P1DT6H55M53S</meta:editing-duration>
    <meta:editing-cycles>3</meta:editing-cycles>
    <meta:generator>LibreOffice/5.3.6.1$Linux_X86_64 LibreOffice_project/30$Build-1</meta:generator>
    <meta:document-statistic meta:table-count="8" meta:cell-count="24" meta:object-count="0"/>
  </office:meta>
</office:document-meta>
</file>